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ServletConfig.getInitParamet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rvletConfig.ScopedServletConfig( ServletContext context , ServletConfig baseServlet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opedServletConfig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rvletConfig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rvletConfig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